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wiss" style:font-pitch="variable"/>
    <style:font-face style:name="Tahoma" svg:font-family="Tahoma" style:font-family-generic="swiss" style:font-pitch="variable" svg:panose-1="2 11 6 4 3 5 4 4 2 4"/>
    <style:font-face style:name="FreeSerif" svg:font-family="Free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OpenSymbol" svg:font-family="OpenSymbol"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ítulo" style:master-page-name="MP0" style:family="paragraph">
      <style:paragraph-properties fo:break-before="page" fo:text-align="start"/>
    </style:style>
    <style:style style:name="P2" style:parent-style-name="Título" style:family="paragraph">
      <style:paragraph-properties fo:text-align="start"/>
    </style:style>
    <style:style style:name="P3" style:parent-style-name="Título" style:family="paragraph">
      <style:paragraph-properties fo:text-align="start"/>
    </style:style>
    <style:style style:name="P4" style:parent-style-name="Título" style:family="paragraph">
      <style:paragraph-properties fo:text-align="start"/>
    </style:style>
    <style:style style:name="P5" style:parent-style-name="Título" style:family="paragraph">
      <style:paragraph-properties fo:text-align="start"/>
    </style:style>
    <style:style style:name="P6" style:parent-style-name="Título" style:family="paragraph">
      <style:paragraph-properties fo:text-align="start"/>
    </style:style>
    <style:style style:name="P7" style:parent-style-name="Standard" style:family="paragraph">
      <style:paragraph-properties fo:text-align="end"/>
      <style:text-properties fo:language="es" fo:country="CL"/>
    </style:style>
    <style:style style:name="P8" style:parent-style-name="Standard" style:family="paragraph">
      <style:paragraph-properties fo:text-align="end"/>
      <style:text-properties fo:language="es" fo:country="CL"/>
    </style:style>
    <style:style style:name="P9" style:parent-style-name="Standard" style:family="paragraph">
      <style:paragraph-properties fo:text-align="end"/>
    </style:style>
    <style:style style:name="P10" style:parent-style-name="Título1" style:family="paragraph">
      <style:paragraph-properties fo:break-before="page"/>
    </style:style>
    <style:style style:name="T11" style:parent-style-name="Fuentedepárrafopredeter." style:family="text">
      <style:text-properties fo:font-weight="bold" style:font-weight-asian="bold" style:font-weight-complex="bold"/>
    </style:style>
    <style:style style:name="T12" style:parent-style-name="Hipervínculo" style:family="text">
      <style:text-properties fo:font-weight="bold" style:font-weight-asian="bold" style:font-weight-complex="bold"/>
    </style:style>
    <style:style style:name="P13" style:parent-style-name="Textbody" style:family="paragraph">
      <style:paragraph-properties fo:margin-bottom="0.1965in"/>
    </style:style>
    <style:style style:name="P14" style:parent-style-name="Título2" style:family="paragraph">
      <style:text-properties fo:language="es" fo:country="CL"/>
    </style:style>
  </office:automatic-styles>
  <office:body>
    <office:text text:use-soft-page-breaks="true">
      <text:p text:style-name="P1"/>
      <text:p text:style-name="P2"/>
      <text:p text:style-name="P3"/>
      <text:p text:style-name="P4"/>
      <text:p text:style-name="P5">Web Site Name</text:p>
      <text:p text:style-name="P6">Project Repo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Ruben Alejandro Epuyao Jiménez</text:p>
      <text:p text:style-name="P8">WDD-130-B6<text:s/>Web Fundamentals</text:p>
      <text:p text:style-name="P9">December 2023</text:p>
      <text:h text:style-name="P10" text:outline-level="1">Personal Website project for WDD-130.</text:h>
      <text:h text:style-name="Título2" text:outline-level="2">Audience</text:h>
      <text:p text:style-name="Textbody">My website is a portfolio based on the profession of Civil Engineering. It is aimed at worker recruiters who need to hire a Civil Engineer, people who require engineering services for their properties or personal projects, companies that want to subcontract a part of their whole project, public entities that need to develop or study the feasibility of a project and need a Civil Engineer, and anyone who wants to know who participated and developed the projects shown in the list.</text:p>
      <text:p text:style-name="Textbody"><text:span text:style-name="T11">The website URL is:<text:s/></text:span><text:a xlink:href="https://epuyao-ruben.github.io/wdd130/personal-site-folder/index.html" office:target-frame-name="_top" xlink:show="replace"><text:span text:style-name="T12">https://epuyao-ruben.github.io/wdd130/personal-site-folder/index.html</text:span></text:a></text:p>
      <text:h text:style-name="Título2" text:outline-level="2">Goals/Objectives</text:h>
      <text:p text:style-name="P13">The objective is to create my first online portfolio that will serve as a base for some more complex ones in the future. This site is designed to provide my professional experience as an Engineer, such as Hydraulic Design and Hydrological Modeling, share some academic achievements and show some projects that I developed in the past. I also share my personal statement and some personal skills. The portfolio focuses on projects and technical skills, so these are my first and second pages.</text:p>
      <text:h text:style-name="Título2" text:outline-level="2">Design Process</text:h>
      <text:p text:style-name="Textbody">Since I have experience in engineering projects, my design process was similar to that of an engineering project and took a long time in the pre-project stage or the "siteplan", where I reviewed some ideas from other portfolios and also tried several drawings with different distributions of the elements I wanted to show. Then I chose the colors that I like the most and looked for some that can combine and then, with this already decided, I created my siteplan. Then create the html codes for the main page and the two child pages, and then add the style of the CSS configuration. During this process I added some options such as allowing the download buttons to work to download my summary and also making the page responsive and readable on a device with a smaller screen.</text:p>
      <text:p text:style-name="Textbody">My design process allowed my page to remain unchanged in the end and look the way I intended it to</text:p>
      <text:h text:style-name="P14" text:outline-level="2">Conclusion</text:h>
      <text:p text:style-name="Textbody">By developing and completing this project, I learned a lot, because I really didn’t know anything about HTML or CSS. I learned how to organize and structure a page, how to write and create a basic and static page, how to position the elements, and how to style them. I also learned the importance of getting everything ready before you start writing code by creating a site plan. Another skill I obtained is to follow instructions for the elaboration of code, since on some occasions I had to follow the instructor’s instructions very carefully to develop elements that I didn’t know at all. It was necessary to learn to be more orderly when organizing the code, and to manage my time to be able to complete the assignments on the due date.<text:s/></text:p>
      <text:p text:style-name="Textbody">These skills will serve me well in my current profession and hopefully in the new direction I am taking in my career. I hope in the future to be able to create tools that allow engineering professionals to perform calculations on the same website. I also want to create my own page with articles and a more elaborate and interactive portfolio, so what I have learned here will help me to achieve that goa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wiss" style:font-pitch="variable"/>
    <style:font-face style:name="Tahoma" svg:font-family="Tahoma" style:font-family-generic="swiss" style:font-pitch="variable" svg:panose-1="2 11 6 4 3 5 4 4 2 4"/>
    <style:font-face style:name="FreeSerif" svg:font-family="Free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OpenSymbol" svg:font-family="OpenSymbol"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in" fo:margin-bottom="0in" fo:line-height="200%"/>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4" style:display-name="Título 4" style:family="paragraph" style:parent-style-name="Heading" style:next-style-name="Textbody" style:default-outline-level="4">
      <style:paragraph-properties fo:margin-top="0in" fo:margin-bottom="0in" fo:line-height="200%"/>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line-height="200%"/>
      <style:text-properties fo:hyphenate="false"/>
    </style:style>
    <style:style style:name="Lista" style:display-name="Lista" style:family="paragraph" style:parent-style-name="Textbody">
      <style:paragraph-properties fo:line-height="115%"/>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List1End" style:display-name="List 1 End" style:family="paragraph" style:parent-style-name="Lista" style:next-style-name="Lista2">
      <style:paragraph-properties fo:margin-bottom="0.1666in" fo:margin-left="0.25in" fo:text-indent="-0.25in">
        <style:tab-stops/>
      </style:paragraph-properties>
      <style:text-properties fo:hyphenate="false"/>
    </style:style>
    <style:style style:name="Lista2" style:display-name="Lista 2" style:family="paragraph" style:parent-style-name="Lista">
      <style:paragraph-properties fo:margin-bottom="0.0833in" fo:margin-left="0.25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eent Ralph Borcherds</meta:initial-creator>
    <dc:creator>Rubén Epuyao Jimenez</dc:creator>
    <meta:creation-date>2017-04-03T11:27:00Z</meta:creation-date>
    <dc:date>2023-12-14T02:36:00Z</dc:date>
    <meta:print-date>2023-12-14T02:35:00Z</meta:print-date>
    <meta:template xlink:href="Normal.dotm" xlink:type="simple"/>
    <meta:editing-cycles>6</meta:editing-cycles>
    <meta:editing-duration>PT17520S</meta:editing-duration>
    <meta:document-statistic meta:page-count="1" meta:paragraph-count="6" meta:word-count="522" meta:character-count="3387" meta:row-count="23" meta:non-whitespace-character-count="2871"/>
  </office:meta>
</office:document-meta>
</file>